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  <style:text-properties officeooo:rsid="005ed00c" officeooo:paragraph-rsid="00651f3b" style:font-name-asian="Times New Roman" style:font-name-complex="Calibri1"/>
    </style:style>
    <style:style style:name="P2" style:family="paragraph" style:parent-style-name="List_20_Paragraph" style:list-style-name="WWNum1">
      <style:paragraph-properties fo:text-align="justify" style:justify-single-word="false"/>
      <style:text-properties officeooo:rsid="005ed00c" officeooo:paragraph-rsid="0063ea58" style:font-name-asian="Times New Roman" style:font-name-complex="Calibri1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officeooo:rsid="000b1b4f" officeooo:paragraph-rsid="00651f3b" style:font-name-asian="Times New Roman" style:font-name-complex="Calibri1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officeooo:rsid="00602312" officeooo:paragraph-rsid="00651f3b" style:font-name-asian="Times New Roman" style:font-name-complex="Calibri1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officeooo:paragraph-rsid="007b0c8a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officeooo:paragraph-rsid="0079520b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officeooo:rsid="0018d555" officeooo:paragraph-rsid="0018d555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officeooo:rsid="00181d81" officeooo:paragraph-rsid="0079520b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color="#000000" officeooo:rsid="006f3ceb" officeooo:paragraph-rsid="006f3ceb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color="#000000" officeooo:rsid="0022a57c" officeooo:paragraph-rsid="00705578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officeooo:rsid="0022a57c" officeooo:paragraph-rsid="0022a57c"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rsid="00705578" officeooo:paragraph-rsid="00705578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officeooo:rsid="001a5855" officeooo:paragraph-rsid="0022a57c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000000" officeooo:rsid="001a5855" officeooo:paragraph-rsid="001a5855" style:font-name-asian="Times New Roman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 officeooo:paragraph-rsid="007b0c8a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paragraph-rsid="0079520b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000000" officeooo:rsid="0066a3a5" officeooo:paragraph-rsid="007e7a82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officeooo:paragraph-rsid="0079520b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ff0000" officeooo:rsid="007c9f62" officeooo:paragraph-rsid="007c9f62" style:font-name-asian="Times New Roman" style:font-name-complex="Calibri1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ff0000" officeooo:rsid="007c9f62" officeooo:paragraph-rsid="007e7a82" style:font-name-asian="Times New Roman" style:font-name-complex="Calibri1"/>
    </style:style>
    <style:style style:name="P21" style:family="paragraph" style:parent-style-name="List_20_Paragraph" style:list-style-name="WWNum1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officeooo:rsid="002a1b1f" officeooo:paragraph-rsid="002a1b1f"/>
    </style:style>
    <style:style style:name="P22" style:family="paragraph" style:parent-style-name="List_20_Paragraph" style:list-style-name="WWNum1" style:master-page-name="Standard">
      <style:paragraph-properties fo:text-align="justify" style:justify-single-word="false" style:page-number="auto"/>
      <style:text-properties fo:color="#ff0000" officeooo:rsid="007c9f62" officeooo:paragraph-rsid="007c9f62" style:font-name-asian="Times New Roman" style:font-name-complex="Calibri1"/>
    </style:style>
    <style:style style:name="T1" style:family="text">
      <style:text-properties style:font-name-asian="Times New Roman" style:font-name-complex="Calibri1"/>
    </style:style>
    <style:style style:name="T2" style:family="text">
      <style:text-properties fo:color="#ff0000" style:font-name-asian="Times New Roman" style:font-name-complex="Calibri1"/>
    </style:style>
    <style:style style:name="T3" style:family="text">
      <style:text-properties fo:color="#ff0000" officeooo:rsid="0066a3a5" style:font-name-asian="Times New Roman" style:font-name-complex="Calibri1"/>
    </style:style>
    <style:style style:name="T4" style:family="text">
      <style:text-properties fo:color="#ff0000" officeooo:rsid="0015c66c"/>
    </style:style>
    <style:style style:name="T5" style:family="text">
      <style:text-properties fo:color="#ff0000" fo:font-weight="bold" officeooo:rsid="006fa9be" style:font-weight-asian="bold" style:font-weight-complex="bold"/>
    </style:style>
    <style:style style:name="T6" style:family="text">
      <style:text-properties fo:color="#ff0000" fo:font-weight="bold" officeooo:rsid="007245dd" style:font-weight-asian="bold" style:font-weight-complex="bold"/>
    </style:style>
    <style:style style:name="T7" style:family="text">
      <style:text-properties fo:color="#ff0000" officeooo:rsid="00142f50"/>
    </style:style>
    <style:style style:name="T8" style:family="text">
      <style:text-properties officeooo:rsid="00722786"/>
    </style:style>
    <style:style style:name="T9" style:family="text">
      <style:text-properties officeooo:rsid="007245dd"/>
    </style:style>
    <style:style style:name="T10" style:family="text">
      <style:text-properties officeooo:rsid="00142f50"/>
    </style:style>
    <style:style style:name="T11" style:family="text">
      <style:text-properties officeooo:rsid="007b0c8a"/>
    </style:style>
    <style:style style:name="T12" style:family="text">
      <style:text-properties fo:color="#000000" officeooo:rsid="0066a3a5" style:font-name-asian="Times New Roman" style:font-name-complex="Calibri1"/>
    </style:style>
    <style:style style:name="T13" style:family="text">
      <style:text-properties officeooo:rsid="007e7a82"/>
    </style:style>
    <style:style style:name="T14" style:family="text">
      <style:text-properties officeooo:rsid="007e97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96959212700501042" text:style-name="WWNum1">
        <text:list-item>
          <text:p text:style-name="P22">Write a simple program to show the use of TCP connection.</text:p>
          <text:p text:style-name="P19">(Answer: TCP_1, <text:span text:style-name="T14">also see TCP_2</text:span>)</text:p>
        </text:list-item>
        <text:list-item>
          <text:p text:style-name="P19">Write a simple program to show the use of UDP connection.</text:p>
          <text:p text:style-name="P19">(Answer: UDP_1)</text:p>
        </text:list-item>
        <text:list-item>
          <text:p text:style-name="P20">Write a simple program to show the <text:span text:style-name="T13">Remote Method Invocation.</text:span></text:p>
          <text:p text:style-name="P20">(Answer: <text:span text:style-name="T14">RMI</text:span>_1,<text:span text:style-name="T14"> RMI_2</text:span>)</text:p>
        </text:list-item>
        <text:list-item>
          <text:p text:style-name="P17">Write a simple program to show the example of deep copy.</text:p>
          <text:p text:style-name="P1">(Answer: DeepCopy)</text:p>
        </text:list-item>
        <text:list-item>
          <text:p text:style-name="P3">Write the programs to show the technique of using Comparable interface, Comparator interface and lambda expression for comparison.</text:p>
          <text:p text:style-name="P4">(Answer: Comparing)</text:p>
        </text:list-item>
        <text:list-item>
          <text:p text:style-name="P9">Write a simple program to show the need of override of hashCode() and equals() methods.</text:p>
          <text:p text:style-name="P9">(Answer: HashcodeEqualsImportance) <text:span text:style-name="T5">Learn the generated hashCode() and equals() methods of Employee3 class.</text:span></text:p>
        </text:list-item>
        <text:list-item>
          <text:p text:style-name="P10"><text:span text:style-name="T6">(VVI)</text:span><text:span text:style-name="T9">Write a simple HashMapDemo program and replace the java.util.HashMap with your own approximate implementation of HashMap.</text:span></text:p>
          <text:p text:style-name="P12">(Answer: <text:span text:style-name="T8">My</text:span>HashMapDemo)</text:p>
        </text:list-item>
        <text:list-item>
          <text:p text:style-name="P10">Write a simple program to show the use of Logger, Handler and Formatter.</text:p>
          <text:p text:style-name="P11">(Answer: Logger_1)</text:p>
        </text:list-item>
        <text:list-item>
          <text:p text:style-name="P11">Write a simple program to show the use of configuration file for Logger.</text:p>
          <text:p text:style-name="P11">(Answer: Logger_2)</text:p>
        </text:list-item>
        <text:list-item>
          <text:p text:style-name="P13">Create a simple project to show the use of unit tests.</text:p>
          <text:p text:style-name="P14">(Answer: JUnitDemo_1)</text:p>
        </text:list-item>
        <text:list-item>
          <text:p text:style-name="P15">Write a simple program to demonstrate serialization, deserialization and transient variable.</text:p>
          <text:p text:style-name="P15">(Answer: SerializationDeserialization)</text:p>
        </text:list-item>
        <text:list-item>
          <text:p text:style-name="P15">Write a simple program to demonstrate <text:span text:style-name="T11">externalization</text:span>.</text:p>
          <text:p text:style-name="P15">(Answer: <text:span text:style-name="T11">Externalization</text:span>)</text:p>
        </text:list-item>
        <text:list-item>
          <text:p text:style-name="P5">Write a simple program to show the difference between the Enumeration and Enum and the use of different methods (values, valuesOf, ordinal, compareTo and equals) of enum.</text:p>
          <text:p text:style-name="P6">(Answer: EnumEnumeration)</text:p>
        </text:list-item>
        <text:list-item>
          <text:p text:style-name="P6">Write a simple program to show the use of getAnnotation() and getAnnonations() method.</text:p>
          <text:p text:style-name="P6">(Answer: AnnonationDemo_1, AnnonationDemo_2)</text:p>
        </text:list-item>
        <text:list-item>
          <text:p text:style-name="P6">Write a simple program to show the file input/output in both ways I.e, Manual Resource Management and Automatic Resource Management.</text:p>
          <text:p text:style-name="P6">(Answer: FileReadWrite_1, FileReadWrite_2)</text:p>
        </text:list-item>
        <text:list-item>
          <text:p text:style-name="P6">Write a simple program to show the use of bounded wildcard.</text:p>
          <text:p text:style-name="P6">(Answer: BoundedWildcard)</text:p>
        </text:list-item>
        <text:list-item>
          <text:p text:style-name="P6">Write a simple program to show the use of generic method to find an element in a given array and also to search the minimum and maximum of the array.</text:p>
          <text:p text:style-name="P18"><text:span text:style-name="T1">(Answer: GenericDemo_1, GenericDemo_2) </text:span><text:span text:style-name="T2">Merge both the programs.</text:span></text:p>
        </text:list-item>
        <text:list-item>
          <text:p text:style-name="P16">Write a simple program to show the dangers involved in using raw-type.</text:p>
          <text:p text:style-name="P16">(Answer: GenericDemo_3)</text:p>
        </text:list-item>
        <text:list-item>
          <text:p text:style-name="P7">Write a simple program to show the use of one-liner lambda expression.</text:p>
          <text:p text:style-name="P7">(Answer: LambdaExpression_1)</text:p>
        </text:list-item>
        <text:list-item>
          <text:p text:style-name="P8"><text:soft-page-break/>Write a simple program to show the use of generic functional interface which shows lambda expression as argument and does exception handling.</text:p>
          <text:p text:style-name="P8"><text:span text:style-name="T10">(</text:span><text:span text:style-name="T7">Answer: </text:span><text:span text:style-name="T4">Merge the three programs related to this.</text:span><text:span text:style-name="T10">)</text:span></text:p>
        </text:list-item>
        <text:list-item>
          <text:p text:style-name="P8">Write a simple program to show the use of method references with generics to both static and non-static (for both cases, case of specific object and case of any object of the given class) methods.</text:p>
          <text:p text:style-name="P8"><text:span text:style-name="T10">(</text:span><text:span text:style-name="T7">Answer: </text:span><text:span text:style-name="T4">Merge the three programs related to this.</text:span><text:span text:style-name="T10">)</text:span></text:p>
        </text:list-item>
        <text:list-item>
          <text:p text:style-name="P2"/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6-10-04T16:33:34.476907415</dc:date>
    <meta:editing-cycles>205</meta:editing-cycles>
    <meta:editing-duration>P3DT23H21M8S</meta:editing-duration>
    <meta:generator>LibreOffice/5.1.4.2$Linux_X86_64 LibreOffice_project/10m0$Build-2</meta:generator>
    <meta:document-statistic meta:table-count="0" meta:image-count="0" meta:object-count="0" meta:page-count="2" meta:paragraph-count="43" meta:word-count="426" meta:character-count="2753" meta:non-whitespace-character-count="2391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